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1" svg:font-family="monospace"/>
    <style:font-face style:name="monospace" svg:font-family="monospace, Courie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ve been trying to come up with a decent idea for this semester project all week but feel like most of my ideas are lacking in either work load or just general usefulness. The only idea that may be plausible is a research website or mobile app. The idea I had was to use Wikipedia and Google Books together. You can search for whatever research topic and get back a list of Wikipedia pages <text:s/>with a related list of Google books attached to them. Within the Wikipedia pages there is usually a large amount of book references so the app would attempt to read through the references and find the same books for you to view in Google books. I think there could also be an option to buy books from the Google Play store if none of the Google books found are helpful.</text:p>
      <text:p text:style-name="Standard"><text:tab/>The app will use the MediaWiki api (endpoint): http://en.wikipedia.org/w/api.php </text:p>
      <text:p text:style-name="Standard">and the Google Books api (endpoint): <text:a xlink:type="simple" xlink:href="https://www.googleapis.com/books/">https://www.googleapis.com/books/</text:a>. <text:s/>I figure I will be using the same technologies we have been learning and using in class as well as the Jquery mobile framework if there's time to make a mobile version.</text:p>
      <text:p text:style-name="Standard"/>
      <text:p text:style-name="Standard"><text:tab/>*I'm open to other ideas or suggestions to make this idea bet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1" svg:font-family="monospace"/>
    <style:font-face style:name="monospace" svg:font-family="monospace, Courie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3T14:53:12.97</meta:creation-date>
    <meta:document-statistic meta:table-count="0" meta:image-count="0" meta:object-count="0" meta:page-count="1" meta:paragraph-count="4" meta:word-count="204" meta:character-count="1151" meta:non-whitespace-character-count="945"/>
    <dc:date>2012-03-23T15:26:07.02</dc:date>
    <meta:editing-duration>PT1M53S</meta:editing-duration>
    <meta:editing-cycles>1</meta:editing-cycles>
    <meta:generator>LibreOffice/3.4$Win32 LibreOffice_project/340m1$Build-502</meta:generator>
  </office:meta>
</office:document-meta>
</file>